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Excel_20_Built-in_20_Comma" style:data-style-name="N125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Excel_20_Built-in_20_Comma" style:data-style-name="N125">
      <style:table-cell-properties fo:border-bottom="none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 style:data-style-name="N125">
      <style:table-cell-properties fo:border-bottom="0.74pt solid #000000" style:diagonal-bl-tr="none" style:diagonal-tl-br="none" fo:border-left="0.74pt dotted #000000" fo:border-right="0.74pt dotte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25">
      <style:table-cell-properties fo:border-bottom="0.74pt solid #000000" fo:background-color="#ffff99" style:diagonal-bl-tr="none" style:diagonal-tl-br="none" fo:border-left="0.74pt dotted #000000" fo:border-right="0.74pt dotte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25">
      <style:table-cell-properties fo:border-bottom="1.76pt solid #000000" fo:background-color="#ffff99" style:diagonal-bl-tr="none" style:diagonal-tl-br="none" fo:border-left="0.74pt dotted #000000" fo:border-right="0.74pt dotte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25">
      <style:table-cell-properties fo:border-bottom="0.74pt solid #000000" style:diagonal-bl-tr="none" style:diagonal-tl-br="none" fo:border-left="0.74pt dotte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25">
      <style:table-cell-properties fo:border-bottom="0.74pt solid #000000" fo:background-color="#ffff99" style:diagonal-bl-tr="none" style:diagonal-tl-br="none" fo:border-left="0.74pt dotte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25">
      <style:table-cell-properties fo:border-bottom="1.76pt solid #000000" fo:background-color="#ffff99" style:diagonal-bl-tr="none" style:diagonal-tl-br="none" fo:border-left="0.74pt dotte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Excel_20_Built-in_20_Comma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dotte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Excel_20_Built-in_20_Comma" style:data-style-name="N1">
      <style:table-cell-properties fo:border-bottom="0.74pt solid #000000" fo:background-color="#ffff99" style:cell-protect="protected" style:print-content="tru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Excel_20_Built-in_20_Comma" style:data-style-name="N1">
      <style:table-cell-properties fo:border-bottom="1.76pt solid #000000" fo:background-color="#ffff99" style:cell-protect="protected" style:print-content="tru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.2563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.2563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Comma" style:data-style-name="N12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Comma" style:data-style-name="N126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32">
      <style:table-cell-properties style:diagonal-bl-tr="none" style:diagonal-tl-br="none" fo:border="0.74pt solid #000000" style:rotation-align="none"/>
    </style:style>
    <style:style style:name="ce21" style:family="table-cell" style:parent-style-name="Default" style:data-style-name="N13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2" style:family="table-cell" style:parent-style-name="Default" style:data-style-name="N127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Default" style:data-style-name="N127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Default" style:data-style-name="N127">
      <style:table-cell-properties fo:border-bottom="0.74pt solid #000000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127">
      <style:table-cell-properties fo:border-bottom="0.74pt solid #000000" fo:background-color="#ffff99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27">
      <style:table-cell-properties fo:border-bottom="1.76pt solid #000000" fo:background-color="#ffff99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dotted #000000" style:direction="ltr" fo:border-right="0.74pt dotte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Excel_20_Built-in_20_Comma" style:data-style-name="N128">
      <style:table-cell-properties fo:border-bottom="0.74pt solid #000000" fo:background-color="#ffff99" style:cell-protect="protected" style:print-content="true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Excel_20_Built-in_20_Comma" style:data-style-name="N128">
      <style:table-cell-properties fo:border-bottom="1.76pt solid #000000" fo:background-color="#ffff99" style:cell-protect="protected" style:print-content="true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Excel_20_Built-in_20_Comma" style:data-style-name="N128">
      <style:table-cell-properties fo:border-bottom="0.74pt solid #000000" fo:background-color="#ffff9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Excel_20_Built-in_20_Comma" style:data-style-name="N128">
      <style:table-cell-properties fo:border-bottom="1.76pt solid #000000" fo:background-color="#ffff9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Excel_20_Built-in_20_Comma" style:data-style-name="N125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9" style:family="table-cell" style:parent-style-name="Excel_20_Built-in_20_Comma" style:data-style-name="N125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dotted #000000" style:direction="ltr" fo:border-right="none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1_01" table:style-name="ta1"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4713763" calcext:value-type="float">
            <text:p><text:s/>14,713,763 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5073375" calcext:value-type="float">
            <text:p><text:s/>15,073,375 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5438384" calcext:value-type="float">
            <text:p><text:s/>15,438,384 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5806675" calcext:value-type="float">
            <text:p><text:s/>15,806,675 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3" office:value-type="float" office:value="16176133" calcext:value-type="float">
            <text:p><text:s/>16,176,133 </text:p>
          </table:table-cell>
        </table:table-row>
      </table:table>
      <table:table table:name="1_02" table:style-name="ta1">
        <table:table-column table:style-name="co1" table:default-cell-style-name="Default"/>
        <table:table-column table:style-name="co1" table:default-cell-style-name="ce4"/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56284" calcext:value-type="float">
            <text:p><text:s/>3,156,284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158092" calcext:value-type="float">
            <text:p><text:s/>158,092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6638" calcext:value-type="float">
            <text:p><text:s/>316,638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612973" calcext:value-type="float">
            <text:p><text:s/>612,973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1016" calcext:value-type="float">
            <text:p><text:s/>701,016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float" office:value="346590" calcext:value-type="float">
            <text:p><text:s/>346,590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7145" calcext:value-type="float">
            <text:p><text:s/>437,145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476369" calcext:value-type="float">
            <text:p><text:s/>476,369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9358" calcext:value-type="float">
            <text:p><text:s/>789,358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float" office:value="516467" calcext:value-type="float">
            <text:p><text:s/>516,467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4168" calcext:value-type="float">
            <text:p><text:s/>304,168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float" office:value="1019719" calcext:value-type="float">
            <text:p><text:s/>1,019,719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43887" calcext:value-type="float">
            <text:p><text:s/>1,143,887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float" office:value="953027" calcext:value-type="float">
            <text:p><text:s/>953,027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0521" calcext:value-type="float">
            <text:p><text:s/>270,521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float" office:value="1112781" calcext:value-type="float">
            <text:p><text:s/>1,112,781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8296" calcext:value-type="float">
            <text:p><text:s/>638,296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float" office:value="413399" calcext:value-type="float">
            <text:p><text:s/>413,399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1646" calcext:value-type="float">
            <text:p><text:s/>221,646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float" office:value="370891" calcext:value-type="float">
            <text:p><text:s/>370,891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8420" calcext:value-type="float">
            <text:p><text:s/>318,420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" office:value-type="float" office:value="436076" calcext:value-type="float">
            <text:p><text:s/>436,076 </text:p>
          </table:table-cell>
        </table:table-row>
      </table:table>
      <table:table table:name="1_03" table:style-name="ta1">
        <table:table-column table:style-name="co1" table:default-cell-style-name="Default"/>
        <table:table-column table:style-name="co1" table:default-cell-style-name="ce7"/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53951" calcext:value-type="float">
            <text:p><text:s/>3,353,951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float" office:value="169290" calcext:value-type="float">
            <text:p><text:s/>169,290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36" calcext:value-type="float">
            <text:p><text:s/>343,236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685513" calcext:value-type="float">
            <text:p><text:s/>685,513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1085" calcext:value-type="float">
            <text:p><text:s/>761,085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float" office:value="375001" calcext:value-type="float">
            <text:p><text:s/>375,001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1530" calcext:value-type="float">
            <text:p><text:s/>491,530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float" office:value="537584" calcext:value-type="float">
            <text:p><text:s/>537,584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3689" calcext:value-type="float">
            <text:p><text:s/>863,689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568608" calcext:value-type="float">
            <text:p><text:s/>568,608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2815" calcext:value-type="float">
            <text:p><text:s/>332,815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float" office:value="1121644" calcext:value-type="float">
            <text:p><text:s/>1,121,644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64449" calcext:value-type="float">
            <text:p><text:s/>1,264,449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float" office:value="1088942" calcext:value-type="float">
            <text:p><text:s/>1,088,942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9432" calcext:value-type="float">
            <text:p><text:s/>299,432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float" office:value="1256486" calcext:value-type="float">
            <text:p><text:s/>1,256,486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36010" calcext:value-type="float">
            <text:p><text:s/>736,010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8" office:value-type="float" office:value="455982" calcext:value-type="float">
            <text:p><text:s/>455,982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6593" calcext:value-type="float">
            <text:p><text:s/>236,593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" office:value-type="float" office:value="406422" calcext:value-type="float">
            <text:p><text:s/>406,422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5566" calcext:value-type="float">
            <text:p><text:s/>355,566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" office:value-type="float" office:value="472304" calcext:value-type="float">
            <text:p><text:s/>472,304 </text:p>
          </table:table-cell>
        </table:table-row>
      </table:table>
      <table:table table:name="1_04" table:style-name="ta1">
        <table:table-column table:style-name="co1" table:default-cell-style-name="Default"/>
        <table:table-column table:style-name="co1" table:default-cell-style-name="ce10"/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35.126260834428" calcext:value-type="float">
            <text:p>13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38.428808860399" calcext:value-type="float">
            <text:p>13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41.780932876599" calcext:value-type="float">
            <text:p>14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45.163194666128" calcext:value-type="float">
            <text:p>14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48.556171881457" calcext:value-type="float">
            <text:p>149</text:p>
          </table:table-cell>
        </table:table-row>
      </table:table>
      <table:table table:name="1_05" table:style-name="ta1">
        <table:table-column table:style-name="co1" table:default-cell-style-name="Default"/>
        <table:table-column table:style-name="co1" table:default-cell-style-name="ce11"/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4.61155655607" calcext:value-type="float">
            <text:p>14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" office:value-type="float" office:value="82.2541577340331" calcext:value-type="float">
            <text:p>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0.942108864599" calcext:value-type="float">
            <text:p>6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office:value-type="float" office:value="309.7388483936" calcext:value-type="float">
            <text:p>3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9.903226440078" calcext:value-type="float">
            <text:p>1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" office:value-type="float" office:value="117.289484965893" calcext:value-type="float">
            <text:p>1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2.011979265383" calcext:value-type="float">
            <text:p>4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2" office:value-type="float" office:value="448.981047860766" calcext:value-type="float">
            <text:p>4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4.59170527342" calcext:value-type="float">
            <text:p>4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" office:value-type="float" office:value="205.763866957765" calcext:value-type="float">
            <text:p>2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3.883391283979" calcext:value-type="float">
            <text:p>1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2" office:value-type="float" office:value="268.984268252956" calcext:value-type="float">
            <text:p>2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4.579306445185" calcext:value-type="float">
            <text:p>1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2" office:value-type="float" office:value="113.753580763266" calcext:value-type="float">
            <text:p>1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6.5943667338165" calcext:value-type="float">
            <text:p>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2" office:value-type="float" office:value="128.111979551345" calcext:value-type="float">
            <text:p>1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.802637100712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2" office:value-type="float" office:value="45.7400581648139" calcext:value-type="float">
            <text:p>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2.3963686895308" calcext:value-type="float">
            <text:p>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2" office:value-type="float" office:value="156.09877935955" calcext:value-type="float">
            <text:p>1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4.348017678503" calcext:value-type="float">
            <text:p>1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3" office:value-type="float" office:value="135.469384752518" calcext:value-type="float">
            <text:p>135</text:p>
          </table:table-cell>
        </table:table-row>
      </table:table>
      <table:table table:name="1_06" table:style-name="ta1">
        <table:table-column table:style-name="co1" table:default-cell-style-name="Default"/>
        <table:table-column table:style-name="co1" table:default-cell-style-name="ce11"/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7.58761939863" calcext:value-type="float">
            <text:p>15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" office:value-type="float" office:value="88.0802249544775" calcext:value-type="float">
            <text:p>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8.142803717297" calcext:value-type="float">
            <text:p>7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office:value-type="float" office:value="346.393491616185" calcext:value-type="float">
            <text:p>3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3.60512644231" calcext:value-type="float">
            <text:p>1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" office:value-type="float" office:value="126.904027147215" calcext:value-type="float">
            <text:p>1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3.270042977173" calcext:value-type="float">
            <text:p>4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2" office:value-type="float" office:value="506.676299680585" calcext:value-type="float">
            <text:p>5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2.690397515" calcext:value-type="float">
            <text:p>4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" office:value-type="float" office:value="226.536890063406" calcext:value-type="float">
            <text:p>2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9.31861819982" calcext:value-type="float">
            <text:p>1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2" office:value-type="float" office:value="295.870279571229" calcext:value-type="float">
            <text:p>2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0.871422432086" calcext:value-type="float">
            <text:p>1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2" office:value-type="float" office:value="129.976369768781" calcext:value-type="float">
            <text:p>1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.8490098555753" calcext:value-type="float">
            <text:p>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2" office:value-type="float" office:value="144.656489039804" calcext:value-type="float">
            <text:p>1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.5279661243852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2" office:value-type="float" office:value="50.4517028708688" calcext:value-type="float">
            <text:p>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7.9528871450183" calcext:value-type="float">
            <text:p>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2" office:value-type="float" office:value="171.053220250377" calcext:value-type="float">
            <text:p>1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2.354033411288" calcext:value-type="float">
            <text:p>1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3" office:value-type="float" office:value="146.723677250634" calcext:value-type="float">
            <text:p>147</text:p>
          </table:table-cell>
        </table:table-row>
      </table:table>
      <table:table table:name="1_07" table:style-name="ta1">
        <table:table-column table:style-name="co1" table:default-cell-style-name="ce14"/>
        <table:table-column table:style-name="co1" table:default-cell-style-name="Default"/>
        <table:table-row table:style-name="ro1">
          <table:table-cell table:style-name="Default"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0- 4</text:p>
          </table:table-cell>
          <table:table-cell office:value-type="float" office:value="14.8695411373876" calcext:value-type="float">
            <text:p>14.8695411374</text:p>
          </table:table-cell>
        </table:table-row>
        <table:table-row table:style-name="ro1">
          <table:table-cell table:style-name="ce15" office:value-type="string" calcext:value-type="string">
            <text:p>5- 9</text:p>
          </table:table-cell>
          <table:table-cell office:value-type="float" office:value="13.8343605945608" calcext:value-type="float">
            <text:p>13.8343605946</text:p>
          </table:table-cell>
        </table:table-row>
        <table:table-row table:style-name="ro1">
          <table:table-cell office:value-type="string" calcext:value-type="string">
            <text:p>10-14</text:p>
          </table:table-cell>
          <table:table-cell office:value-type="float" office:value="12.4784641161448" calcext:value-type="float">
            <text:p>12.4784641161</text:p>
          </table:table-cell>
        </table:table-row>
        <table:table-row table:style-name="ro1">
          <table:table-cell table:style-name="ce15" office:value-type="string" calcext:value-type="string">
            <text:p>15-19</text:p>
          </table:table-cell>
          <table:table-cell office:value-type="float" office:value="11.0698182235881" calcext:value-type="float">
            <text:p>11.0698182236</text:p>
          </table:table-cell>
        </table:table-row>
        <table:table-row table:style-name="ro1">
          <table:table-cell office:value-type="string" calcext:value-type="string">
            <text:p>20-24</text:p>
          </table:table-cell>
          <table:table-cell office:value-type="float" office:value="9.26497234907015" calcext:value-type="float">
            <text:p>9.2649723491</text:p>
          </table:table-cell>
        </table:table-row>
        <table:table-row table:style-name="ro1">
          <table:table-cell table:style-name="ce15" office:value-type="string" calcext:value-type="string">
            <text:p>25-29</text:p>
          </table:table-cell>
          <table:table-cell office:value-type="float" office:value="7.88647825299518" calcext:value-type="float">
            <text:p>7.886478253</text:p>
          </table:table-cell>
        </table:table-row>
        <table:table-row table:style-name="ro1">
          <table:table-cell office:value-type="string" calcext:value-type="string">
            <text:p>30-34</text:p>
          </table:table-cell>
          <table:table-cell office:value-type="float" office:value="6.45036751758521" calcext:value-type="float">
            <text:p>6.4503675176</text:p>
          </table:table-cell>
        </table:table-row>
        <table:table-row table:style-name="ro1">
          <table:table-cell table:style-name="ce15" office:value-type="string" calcext:value-type="string">
            <text:p>35-39</text:p>
          </table:table-cell>
          <table:table-cell office:value-type="float" office:value="5.13575064811957" calcext:value-type="float">
            <text:p>5.1357506481</text:p>
          </table:table-cell>
        </table:table-row>
        <table:table-row table:style-name="ro1">
          <table:table-cell office:value-type="string" calcext:value-type="string">
            <text:p>40-44</text:p>
          </table:table-cell>
          <table:table-cell office:value-type="float" office:value="4.09535735327063" calcext:value-type="float">
            <text:p>4.0953573533</text:p>
          </table:table-cell>
        </table:table-row>
        <table:table-row table:style-name="ro1">
          <table:table-cell table:style-name="ce15" office:value-type="string" calcext:value-type="string">
            <text:p>45-49</text:p>
          </table:table-cell>
          <table:table-cell office:value-type="float" office:value="3.33710065955025" calcext:value-type="float">
            <text:p>3.3371006596</text:p>
          </table:table-cell>
        </table:table-row>
        <table:table-row table:style-name="ro1">
          <table:table-cell office:value-type="string" calcext:value-type="string">
            <text:p>50-54</text:p>
          </table:table-cell>
          <table:table-cell office:value-type="float" office:value="2.7457553895469" calcext:value-type="float">
            <text:p>2.7457553895</text:p>
          </table:table-cell>
        </table:table-row>
        <table:table-row table:style-name="ro1">
          <table:table-cell table:style-name="ce15" office:value-type="string" calcext:value-type="string">
            <text:p>55-59</text:p>
          </table:table-cell>
          <table:table-cell office:value-type="float" office:value="2.41759178765363" calcext:value-type="float">
            <text:p>2.4175917877</text:p>
          </table:table-cell>
        </table:table-row>
        <table:table-row table:style-name="ro1">
          <table:table-cell office:value-type="string" calcext:value-type="string">
            <text:p>60-64</text:p>
          </table:table-cell>
          <table:table-cell office:value-type="float" office:value="2.04911115855065" calcext:value-type="float">
            <text:p>2.0491111586</text:p>
          </table:table-cell>
        </table:table-row>
        <table:table-row table:style-name="ro1">
          <table:table-cell table:style-name="ce15" office:value-type="string" calcext:value-type="string">
            <text:p>65 y más</text:p>
          </table:table-cell>
          <table:table-cell office:value-type="float" office:value="4.36533081197668" calcext:value-type="float">
            <text:p>4.365330812</text:p>
          </table:table-cell>
        </table:table-row>
      </table:table>
      <table:table table:name="1_08" table:style-name="ta1">
        <table:table-column table:style-name="co1" table:default-cell-style-name="ce14"/>
        <table:table-column table:style-name="co1" table:default-cell-style-name="Default"/>
        <table:table-row table:style-name="ro1">
          <table:table-cell table:style-name="Default"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0- 4</text:p>
          </table:table-cell>
          <table:table-cell office:value-type="float" office:value="13.98674207241" calcext:value-type="float">
            <text:p>13.9867420724</text:p>
          </table:table-cell>
        </table:table-row>
        <table:table-row table:style-name="ro1">
          <table:table-cell table:style-name="ce15" office:value-type="string" calcext:value-type="string">
            <text:p>5- 9</text:p>
          </table:table-cell>
          <table:table-cell office:value-type="float" office:value="13.2436349280758" calcext:value-type="float">
            <text:p>13.2436349281</text:p>
          </table:table-cell>
        </table:table-row>
        <table:table-row table:style-name="ro1">
          <table:table-cell office:value-type="string" calcext:value-type="string">
            <text:p>10-14</text:p>
          </table:table-cell>
          <table:table-cell office:value-type="float" office:value="12.2930554539827" calcext:value-type="float">
            <text:p>12.293055454</text:p>
          </table:table-cell>
        </table:table-row>
        <table:table-row table:style-name="ro1">
          <table:table-cell table:style-name="ce15" office:value-type="string" calcext:value-type="string">
            <text:p>15-19</text:p>
          </table:table-cell>
          <table:table-cell office:value-type="float" office:value="10.9813142609547" calcext:value-type="float">
            <text:p>10.981314261</text:p>
          </table:table-cell>
        </table:table-row>
        <table:table-row table:style-name="ro1">
          <table:table-cell office:value-type="string" calcext:value-type="string">
            <text:p>20-24</text:p>
          </table:table-cell>
          <table:table-cell office:value-type="float" office:value="9.6033458676434" calcext:value-type="float">
            <text:p>9.6033458676</text:p>
          </table:table-cell>
        </table:table-row>
        <table:table-row table:style-name="ro1">
          <table:table-cell table:style-name="ce15" office:value-type="string" calcext:value-type="string">
            <text:p>25-29</text:p>
          </table:table-cell>
          <table:table-cell office:value-type="float" office:value="7.9539343550155" calcext:value-type="float">
            <text:p>7.953934355</text:p>
          </table:table-cell>
        </table:table-row>
        <table:table-row table:style-name="ro1">
          <table:table-cell office:value-type="string" calcext:value-type="string">
            <text:p>30-34</text:p>
          </table:table-cell>
          <table:table-cell office:value-type="float" office:value="6.79420106152688" calcext:value-type="float">
            <text:p>6.7942010615</text:p>
          </table:table-cell>
        </table:table-row>
        <table:table-row table:style-name="ro1">
          <table:table-cell table:style-name="ce15" office:value-type="string" calcext:value-type="string">
            <text:p>35-39</text:p>
          </table:table-cell>
          <table:table-cell office:value-type="float" office:value="5.49991150542593" calcext:value-type="float">
            <text:p>5.4999115054</text:p>
          </table:table-cell>
        </table:table-row>
        <table:table-row table:style-name="ro1">
          <table:table-cell office:value-type="string" calcext:value-type="string">
            <text:p>40-44</text:p>
          </table:table-cell>
          <table:table-cell office:value-type="float" office:value="4.37181741767331" calcext:value-type="float">
            <text:p>4.3718174177</text:p>
          </table:table-cell>
        </table:table-row>
        <table:table-row table:style-name="ro1">
          <table:table-cell table:style-name="ce15" office:value-type="string" calcext:value-type="string">
            <text:p>45-49</text:p>
          </table:table-cell>
          <table:table-cell office:value-type="float" office:value="3.48310068914493" calcext:value-type="float">
            <text:p>3.4831006891</text:p>
          </table:table-cell>
        </table:table-row>
        <table:table-row table:style-name="ro1">
          <table:table-cell office:value-type="string" calcext:value-type="string">
            <text:p>50-54</text:p>
          </table:table-cell>
          <table:table-cell office:value-type="float" office:value="2.84018436297476" calcext:value-type="float">
            <text:p>2.840184363</text:p>
          </table:table-cell>
        </table:table-row>
        <table:table-row table:style-name="ro1">
          <table:table-cell table:style-name="ce15" office:value-type="string" calcext:value-type="string">
            <text:p>55-59</text:p>
          </table:table-cell>
          <table:table-cell office:value-type="float" office:value="2.33209012314624" calcext:value-type="float">
            <text:p>2.3320901231</text:p>
          </table:table-cell>
        </table:table-row>
        <table:table-row table:style-name="ro1">
          <table:table-cell office:value-type="string" calcext:value-type="string">
            <text:p>60-64</text:p>
          </table:table-cell>
          <table:table-cell office:value-type="float" office:value="2.04500667743026" calcext:value-type="float">
            <text:p>2.0450066774</text:p>
          </table:table-cell>
        </table:table-row>
        <table:table-row table:style-name="ro1">
          <table:table-cell table:style-name="ce15" office:value-type="string" calcext:value-type="string">
            <text:p>65 y más</text:p>
          </table:table-cell>
          <table:table-cell office:value-type="float" office:value="4.57166122459552" calcext:value-type="float">
            <text:p>4.5716612246</text:p>
          </table:table-cell>
        </table:table-row>
      </table:table>
      <table:table table:name="1_09" table:style-name="ta1">
        <table:table-column table:style-name="co1" table:default-cell-style-name="ce16"/>
        <table:table-column table:style-name="co2" table:default-cell-style-name="ce18"/>
        <table:table-column table:style-name="co1" table:default-cell-style-name="ce20"/>
        <table:table-row table:style-name="ro2">
          <table:table-cell office:value-type="string" calcext:value-type="string">
            <text:p>x</text:p>
          </table:table-cell>
          <table:table-cell office:value-type="string" office:string-value="Hombres" calcext:value-type="string">
            <text:p><text:s/>Hombres </text:p>
          </table:table-cell>
          <table:table-cell office:value-type="string" calcext:value-type="string">
            <text:p>Mujeres</text:p>
          </table:table-cell>
        </table:table-row>
        <table:table-row table:style-name="ro2">
          <table:table-cell office:value-type="string" calcext:value-type="string">
            <text:p>0- 4</text:p>
          </table:table-cell>
          <table:table-cell office:value-type="float" office:value="1153297" calcext:value-type="float">
            <text:p><text:s/>1,153,297 </text:p>
          </table:table-cell>
          <table:table-cell table:formula="of:=[.B2]*-1" office:value-type="float" office:value="-1153297" calcext:value-type="float">
            <text:p>1,153,297</text:p>
          </table:table-cell>
        </table:table-row>
        <table:table-row table:style-name="ro2">
          <table:table-cell office:value-type="string" calcext:value-type="string">
            <text:p>5- 9</text:p>
          </table:table-cell>
          <table:table-cell office:value-type="float" office:value="1090294" calcext:value-type="float">
            <text:p><text:s/>1,090,294 </text:p>
          </table:table-cell>
          <table:table-cell table:formula="of:=[.B3]*-1" office:value-type="float" office:value="-1090294" calcext:value-type="float">
            <text:p>1,090,294</text:p>
          </table:table-cell>
        </table:table-row>
        <table:table-row table:style-name="ro2">
          <table:table-cell office:value-type="string" calcext:value-type="string">
            <text:p>10-14</text:p>
          </table:table-cell>
          <table:table-cell office:value-type="float" office:value="1008018" calcext:value-type="float">
            <text:p><text:s/>1,008,018 </text:p>
          </table:table-cell>
          <table:table-cell table:formula="of:=[.B4]*-1" office:value-type="float" office:value="-1008018" calcext:value-type="float">
            <text:p>1,008,018</text:p>
          </table:table-cell>
        </table:table-row>
        <table:table-row table:style-name="ro2">
          <table:table-cell office:value-type="string" calcext:value-type="string">
            <text:p>15-19</text:p>
          </table:table-cell>
          <table:table-cell office:value-type="float" office:value="893687" calcext:value-type="float">
            <text:p><text:s/>893,687 </text:p>
          </table:table-cell>
          <table:table-cell table:formula="of:=[.B5]*-1" office:value-type="float" office:value="-893687" calcext:value-type="float">
            <text:p>893,687</text:p>
          </table:table-cell>
        </table:table-row>
        <table:table-row table:style-name="ro2">
          <table:table-cell office:value-type="string" calcext:value-type="string">
            <text:p>20-24</text:p>
          </table:table-cell>
          <table:table-cell office:value-type="float" office:value="771615" calcext:value-type="float">
            <text:p><text:s/>771,615 </text:p>
          </table:table-cell>
          <table:table-cell table:formula="of:=[.B6]*-1" office:value-type="float" office:value="-771615" calcext:value-type="float">
            <text:p>771,615</text:p>
          </table:table-cell>
        </table:table-row>
        <table:table-row table:style-name="ro2">
          <table:table-cell office:value-type="string" calcext:value-type="string">
            <text:p>25-29</text:p>
          </table:table-cell>
          <table:table-cell office:value-type="float" office:value="624841" calcext:value-type="float">
            <text:p><text:s/>624,841 </text:p>
          </table:table-cell>
          <table:table-cell table:formula="of:=[.B7]*-1" office:value-type="float" office:value="-624841" calcext:value-type="float">
            <text:p>624,841</text:p>
          </table:table-cell>
        </table:table-row>
        <table:table-row table:style-name="ro2">
          <table:table-cell office:value-type="string" calcext:value-type="string">
            <text:p>30-34</text:p>
          </table:table-cell>
          <table:table-cell office:value-type="float" office:value="517919" calcext:value-type="float">
            <text:p><text:s/>517,919 </text:p>
          </table:table-cell>
          <table:table-cell table:formula="of:=[.B8]*-1" office:value-type="float" office:value="-517919" calcext:value-type="float">
            <text:p>517,919</text:p>
          </table:table-cell>
        </table:table-row>
        <table:table-row table:style-name="ro2">
          <table:table-cell office:value-type="string" calcext:value-type="string">
            <text:p>35-39</text:p>
          </table:table-cell>
          <table:table-cell office:value-type="float" office:value="403769" calcext:value-type="float">
            <text:p><text:s/>403,769 </text:p>
          </table:table-cell>
          <table:table-cell table:formula="of:=[.B9]*-1" office:value-type="float" office:value="-403769" calcext:value-type="float">
            <text:p>403,769</text:p>
          </table:table-cell>
        </table:table-row>
        <table:table-row table:style-name="ro2">
          <table:table-cell office:value-type="string" calcext:value-type="string">
            <text:p>40-44</text:p>
          </table:table-cell>
          <table:table-cell office:value-type="float" office:value="311703" calcext:value-type="float">
            <text:p><text:s/>311,703 </text:p>
          </table:table-cell>
          <table:table-cell table:formula="of:=[.B10]*-1" office:value-type="float" office:value="-311703" calcext:value-type="float">
            <text:p>311,703</text:p>
          </table:table-cell>
        </table:table-row>
        <table:table-row table:style-name="ro2">
          <table:table-cell office:value-type="string" calcext:value-type="string">
            <text:p>45-49</text:p>
          </table:table-cell>
          <table:table-cell office:value-type="float" office:value="248840" calcext:value-type="float">
            <text:p><text:s/>248,840 </text:p>
          </table:table-cell>
          <table:table-cell table:formula="of:=[.B11]*-1" office:value-type="float" office:value="-248840" calcext:value-type="float">
            <text:p>248,840</text:p>
          </table:table-cell>
        </table:table-row>
        <table:table-row table:style-name="ro2">
          <table:table-cell office:value-type="string" calcext:value-type="string">
            <text:p>50-54</text:p>
          </table:table-cell>
          <table:table-cell office:value-type="float" office:value="206306" calcext:value-type="float">
            <text:p><text:s/>206,306 </text:p>
          </table:table-cell>
          <table:table-cell table:formula="of:=[.B12]*-1" office:value-type="float" office:value="-206306" calcext:value-type="float">
            <text:p>206,306</text:p>
          </table:table-cell>
        </table:table-row>
        <table:table-row table:style-name="ro2">
          <table:table-cell office:value-type="string" calcext:value-type="string">
            <text:p>55-59</text:p>
          </table:table-cell>
          <table:table-cell office:value-type="float" office:value="173501" calcext:value-type="float">
            <text:p><text:s/>173,501 </text:p>
          </table:table-cell>
          <table:table-cell table:formula="of:=[.B13]*-1" office:value-type="float" office:value="-173501" calcext:value-type="float">
            <text:p>173,501</text:p>
          </table:table-cell>
        </table:table-row>
        <table:table-row table:style-name="ro2">
          <table:table-cell office:value-type="string" calcext:value-type="string">
            <text:p>60-64</text:p>
          </table:table-cell>
          <table:table-cell office:value-type="float" office:value="155222" calcext:value-type="float">
            <text:p><text:s/>155,222 </text:p>
          </table:table-cell>
          <table:table-cell table:formula="of:=[.B14]*-1" office:value-type="float" office:value="-155222" calcext:value-type="float">
            <text:p>155,222</text:p>
          </table:table-cell>
        </table:table-row>
        <table:table-row table:style-name="ro2">
          <table:table-cell table:style-name="ce17" office:value-type="string" calcext:value-type="string">
            <text:p>65 y más</text:p>
          </table:table-cell>
          <table:table-cell table:style-name="ce19" office:value-type="float" office:value="344652" calcext:value-type="float">
            <text:p><text:s/>344,652 </text:p>
          </table:table-cell>
          <table:table-cell table:style-name="ce21" table:formula="of:=[.B15]*-1" office:value-type="float" office:value="-344652" calcext:value-type="float">
            <text:p>344,652</text:p>
          </table:table-cell>
        </table:table-row>
      </table:table>
      <table:table table:name="1_10" table:style-name="ta1">
        <table:table-column table:style-name="co1" table:default-cell-style-name="Default"/>
        <table:table-column table:style-name="co1" table:number-columns-repeated="2" table:default-cell-style-name="ce22"/>
        <table:table-row table:style-name="ro1">
          <table:table-cell office:value-type="string" calcext:value-type="string">
            <text:p>x</text:p>
          </table:table-cell>
          <table:table-cell table:style-name="Default" office:value-type="float" office:value="2006" calcext:value-type="float">
            <text:p>2006</text:p>
          </table:table-cell>
          <table:table-cell table:style-name="Default"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IDH</text:p>
          </table:table-cell>
          <table:table-cell office:value-type="float" office:value="0.568598955545133" calcext:value-type="float">
            <text:p>0.569</text:p>
          </table:table-cell>
          <table:table-cell office:value-type="float" office:value="0.579703174326485" calcext:value-type="float">
            <text:p>0.580</text:p>
          </table:table-cell>
        </table:table-row>
        <table:table-row table:style-name="ro1">
          <table:table-cell office:value-type="string" calcext:value-type="string">
            <text:p>IDH Salud</text:p>
          </table:table-cell>
          <table:table-cell office:value-type="float" office:value="0.822665341435003" calcext:value-type="float">
            <text:p>0.823</text:p>
          </table:table-cell>
          <table:table-cell office:value-type="float" office:value="0.806845591334633" calcext:value-type="float">
            <text:p>0.807</text:p>
          </table:table-cell>
        </table:table-row>
        <table:table-row table:style-name="ro1">
          <table:table-cell office:value-type="string" calcext:value-type="string">
            <text:p>IDH Educación</text:p>
          </table:table-cell>
          <table:table-cell office:value-type="float" office:value="0.419202058870211" calcext:value-type="float">
            <text:p>0.419</text:p>
          </table:table-cell>
          <table:table-cell office:value-type="float" office:value="0.451989353430267" calcext:value-type="float">
            <text:p>0.452</text:p>
          </table:table-cell>
        </table:table-row>
        <table:table-row table:style-name="ro1">
          <table:table-cell office:value-type="string" calcext:value-type="string">
            <text:p>IDH Ingresos</text:p>
          </table:table-cell>
          <table:table-cell office:value-type="float" office:value="0.533054439633685" calcext:value-type="float">
            <text:p>0.533</text:p>
          </table:table-cell>
          <table:table-cell table:style-name="ce23" office:value-type="float" office:value="0.534193254816516" calcext:value-type="float">
            <text:p>0.534</text:p>
          </table:table-cell>
        </table:table-row>
      </table:table>
      <table:table table:name="1_11" table:style-name="ta1">
        <table:table-column table:style-name="co1" table:default-cell-style-name="Default"/>
        <table:table-column table:style-name="co1" table:default-cell-style-name="ce24"/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342323002094" calcext:value-type="float">
            <text:p>0.6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 office:value-type="float" office:value="0.593335054557542" calcext:value-type="float">
            <text:p>0.5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22531703911929" calcext:value-type="float">
            <text:p>0.6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" office:value-type="float" office:value="0.559390058824145" calcext:value-type="float">
            <text:p>0.5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14794245511548" calcext:value-type="float">
            <text:p>0.6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5" office:value-type="float" office:value="0.547366865153933" calcext:value-type="float">
            <text:p>0.5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14251860038957" calcext:value-type="float">
            <text:p>0.5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5" office:value-type="float" office:value="0.502077501879301" calcext:value-type="float">
            <text:p>0.5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66013921742925" calcext:value-type="float">
            <text:p>0.5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5" office:value-type="float" office:value="0.539236309571542" calcext:value-type="float">
            <text:p>0.5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40461135917951" calcext:value-type="float">
            <text:p>0.5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5" office:value-type="float" office:value="0.512487749059607" calcext:value-type="float">
            <text:p>0.5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9846679190528" calcext:value-type="float">
            <text:p>0.4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5" office:value-type="float" office:value="0.469759964187616" calcext:value-type="float">
            <text:p>0.4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5725498076802" calcext:value-type="float">
            <text:p>0.5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5" office:value-type="float" office:value="0.506816405761921" calcext:value-type="float">
            <text:p>0.5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24208954195557" calcext:value-type="float">
            <text:p>0.5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5" office:value-type="float" office:value="0.567638466970711" calcext:value-type="float">
            <text:p>0.5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7243983093912" calcext:value-type="float">
            <text:p>0.5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5" office:value-type="float" office:value="0.541161566093797" calcext:value-type="float">
            <text:p>0.5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25763943539717" calcext:value-type="float">
            <text:p>0.5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6" office:value-type="float" office:value="0.578702327150898" calcext:value-type="float">
            <text:p>0.579</text:p>
          </table:table-cell>
        </table:table-row>
      </table:table>
      <table:table table:name="1_12" table:style-name="ta1">
        <table:table-column table:style-name="co1" table:default-cell-style-name="Default"/>
        <table:table-column table:style-name="co1" table:default-cell-style-name="ce27"/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.9" calcext:value-type="float">
            <text:p><text:s/>33.9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float" office:value="33.5" calcext:value-type="float">
            <text:p><text:s/>33.5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.1" calcext:value-type="float">
            <text:p><text:s/>32.1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office:value-type="float" office:value="36.8" calcext:value-type="float">
            <text:p><text:s/>36.8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.2" calcext:value-type="float">
            <text:p><text:s/>25.2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8" office:value-type="float" office:value="44" calcext:value-type="float">
            <text:p><text:s/>44.0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<text:s/>42.0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8" office:value-type="float" office:value="59" calcext:value-type="float">
            <text:p><text:s/>59.0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.3" calcext:value-type="float">
            <text:p><text:s/>33.3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8" office:value-type="float" office:value="37.6" calcext:value-type="float">
            <text:p><text:s/>37.6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.3" calcext:value-type="float">
            <text:p><text:s/>48.3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8" office:value-type="float" office:value="46.9" calcext:value-type="float">
            <text:p><text:s/>46.9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.2" calcext:value-type="float">
            <text:p><text:s/>56.2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8" office:value-type="float" office:value="70.2" calcext:value-type="float">
            <text:p><text:s/>70.2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<text:s/>54.0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8" office:value-type="float" office:value="77.2" calcext:value-type="float">
            <text:p><text:s/>77.2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.4" calcext:value-type="float">
            <text:p><text:s/>54.4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8" office:value-type="float" office:value="53.6" calcext:value-type="float">
            <text:p><text:s/>53.6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<text:s/>40.0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8" office:value-type="float" office:value="60.6" calcext:value-type="float">
            <text:p><text:s/>60.6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.1" calcext:value-type="float">
            <text:p><text:s/>70.1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9" office:value-type="float" office:value="40" calcext:value-type="float">
            <text:p><text:s/>40.0 </text:p>
          </table:table-cell>
        </table:table-row>
      </table:table>
      <table:table table:name="1_13" table:style-name="ta1">
        <table:table-column table:style-name="co1" table:default-cell-style-name="Default"/>
        <table:table-column table:style-name="co1" table:default-cell-style-name="ce27"/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.3" calcext:value-type="float">
            <text:p><text:s/>36.3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float" office:value="38" calcext:value-type="float">
            <text:p><text:s/>38.0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.4" calcext:value-type="float">
            <text:p><text:s/>33.4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office:value-type="float" office:value="41.8" calcext:value-type="float">
            <text:p><text:s/>41.8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.7" calcext:value-type="float">
            <text:p><text:s/>40.7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8" office:value-type="float" office:value="40.2" calcext:value-type="float">
            <text:p><text:s/>40.2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.7" calcext:value-type="float">
            <text:p><text:s/>46.7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8" office:value-type="float" office:value="49.5" calcext:value-type="float">
            <text:p><text:s/>49.5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.2" calcext:value-type="float">
            <text:p><text:s/>45.2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8" office:value-type="float" office:value="52.7" calcext:value-type="float">
            <text:p><text:s/>52.7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<text:s/>50.0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8" office:value-type="float" office:value="54.6" calcext:value-type="float">
            <text:p><text:s/>54.6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4.6" calcext:value-type="float">
            <text:p><text:s/>54.6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8" office:value-type="float" office:value="59.9" calcext:value-type="float">
            <text:p><text:s/>59.9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.2" calcext:value-type="float">
            <text:p><text:s/>46.2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8" office:value-type="float" office:value="64.8" calcext:value-type="float">
            <text:p><text:s/>64.8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1.4" calcext:value-type="float">
            <text:p><text:s/>51.4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8" office:value-type="float" office:value="52.5" calcext:value-type="float">
            <text:p><text:s/>52.5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.2" calcext:value-type="float">
            <text:p><text:s/>45.2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8" office:value-type="float" office:value="45.9" calcext:value-type="float">
            <text:p><text:s/>45.9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.4" calcext:value-type="float">
            <text:p><text:s/>51.4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9" office:value-type="float" office:value="40.6" calcext:value-type="float">
            <text:p><text:s/>40.6 </text:p>
          </table:table-cell>
        </table:table-row>
      </table:table>
      <table:table table:name="1_14" table:style-name="ta1">
        <table:table-column table:style-name="co1" table:default-cell-style-name="Default"/>
        <table:table-column table:style-name="co1" table:default-cell-style-name="ce30"/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1" office:value-type="float" office:value="26.6" calcext:value-type="float">
            <text:p>26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1"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1" office:value-type="float" office:value="31.3" calcext:value-type="float">
            <text:p>31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1" office:value-type="float" office:value="21.3" calcext:value-type="float">
            <text:p>21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.1" calcext:value-type="float">
            <text:p>31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1" office:value-type="float" office:value="38.9" calcext:value-type="float">
            <text:p>38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1" office:value-type="float" office:value="33.1" calcext:value-type="float">
            <text:p>33.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1" office:value-type="float" office:value="33.6" calcext:value-type="float">
            <text:p>33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1" office:value-type="float" office:value="60.6" calcext:value-type="float">
            <text:p>60.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.7" calcext:value-type="float">
            <text:p>43.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1" office:value-type="float" office:value="37.8" calcext:value-type="float">
            <text:p>37.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1" office:value-type="float" office:value="32.6" calcext:value-type="float">
            <text:p>32.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2" office:value-type="float" office:value="24.7" calcext:value-type="float">
            <text:p>24.7</text:p>
          </table:table-cell>
        </table:table-row>
      </table:table>
      <table:table table:name="1_15" table:style-name="ta1">
        <table:table-column table:style-name="co1" table:default-cell-style-name="Default"/>
        <table:table-column table:style-name="co1" table:default-cell-style-name="ce33"/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<text:s/>7.1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4" office:value-type="float" office:value="17.9" calcext:value-type="float">
            <text:p><text:s/>17.9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3" calcext:value-type="float">
            <text:p><text:s/>6.3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4" office:value-type="float" office:value="8.1" calcext:value-type="float">
            <text:p><text:s/>8.1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7" calcext:value-type="float">
            <text:p><text:s/>6.7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4" office:value-type="float" office:value="16" calcext:value-type="float">
            <text:p><text:s/>16.0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<text:s/>17.0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4" office:value-type="float" office:value="12.4" calcext:value-type="float">
            <text:p><text:s/>12.4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<text:s/>7.6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4" office:value-type="float" office:value="19" calcext:value-type="float">
            <text:p><text:s/>19.0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.1" calcext:value-type="float">
            <text:p><text:s/>11.1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4" office:value-type="float" office:value="6.6" calcext:value-type="float">
            <text:p><text:s/>6.6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<text:s/>16.0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4" office:value-type="float" office:value="22.4" calcext:value-type="float">
            <text:p><text:s/>22.4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.3" calcext:value-type="float">
            <text:p><text:s/>17.3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4" office:value-type="float" office:value="13.4" calcext:value-type="float">
            <text:p><text:s/>13.4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.7" calcext:value-type="float">
            <text:p><text:s/>30.7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4" office:value-type="float" office:value="24.1" calcext:value-type="float">
            <text:p><text:s/>24.1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.3" calcext:value-type="float">
            <text:p><text:s/>22.3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4" office:value-type="float" office:value="40.4" calcext:value-type="float">
            <text:p><text:s/>40.4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.6" calcext:value-type="float">
            <text:p><text:s/>29.6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5" office:value-type="float" office:value="34.5" calcext:value-type="float">
            <text:p><text:s/>34.5 </text:p>
          </table:table-cell>
        </table:table-row>
      </table:table>
      <table:table table:name="1_16" table:style-name="ta1">
        <table:table-column table:style-name="co1" table:number-columns-repeated="2" table:default-cell-style-name="ce36"/>
        <table:table-row table:style-name="ro1"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427235" calcext:value-type="float">
            <text:p>5.4272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.6718" calcext:value-type="float">
            <text:p>23.67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497369" calcext:value-type="float">
            <text:p>5.4973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.391485" calcext:value-type="float">
            <text:p>22.3914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871487" calcext:value-type="float">
            <text:p>20.8714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.256733" calcext:value-type="float">
            <text:p>22.2567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028716" calcext:value-type="float">
            <text:p>18.0287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.946439" calcext:value-type="float">
            <text:p>16.9464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.772593" calcext:value-type="float">
            <text:p>21.7725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.971322" calcext:value-type="float">
            <text:p>25.9713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.231497" calcext:value-type="float">
            <text:p>27.2314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.658874" calcext:value-type="float">
            <text:p>31.6588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.437706" calcext:value-type="float">
            <text:p>32.4377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.690339" calcext:value-type="float">
            <text:p>24.6903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.896847" calcext:value-type="float">
            <text:p>25.8968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246785" calcext:value-type="float">
            <text:p>25.2467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.850752" calcext:value-type="float">
            <text:p>29.8507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.308994" calcext:value-type="float">
            <text:p>16.3089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.373933" calcext:value-type="float">
            <text:p>22.3739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.142496" calcext:value-type="float">
            <text:p>21.1424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.019259" calcext:value-type="float">
            <text:p>31.0192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.803818" calcext:value-type="float">
            <text:p>25.803818</text:p>
          </table:table-cell>
        </table:table-row>
      </table:table>
      <table:table table:name="1_17" table:style-name="ta1">
        <table:table-column table:style-name="co1" table:default-cell-style-name="Default"/>
        <table:table-row table:style-name="ro1">
          <table:table-cell/>
        </table:table-row>
      </table:table>
      <table:table table:name="1_18" table:style-name="ta1">
        <table:table-column table:style-name="co1" table:number-columns-repeated="2" table:default-cell-style-name="ce36"/>
        <table:table-row table:style-name="ro1"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270912" calcext:value-type="float">
            <text:p>6.2709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.348734" calcext:value-type="float">
            <text:p>34.3487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481908" calcext:value-type="float">
            <text:p>8.4819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.569526" calcext:value-type="float">
            <text:p>37.5695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566856" calcext:value-type="float">
            <text:p>29.5668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.278868" calcext:value-type="float">
            <text:p>32.2788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250318" calcext:value-type="float">
            <text:p>41.2503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.460175" calcext:value-type="float">
            <text:p>44.4601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.293003" calcext:value-type="float">
            <text:p>31.2930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.65754" calcext:value-type="float">
            <text:p>40.657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.043173" calcext:value-type="float">
            <text:p>38.0431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.651033" calcext:value-type="float">
            <text:p>51.6510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.583627" calcext:value-type="float">
            <text:p>57.5836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.53492" calcext:value-type="float">
            <text:p>57.534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.345354" calcext:value-type="float">
            <text:p>46.3453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9.435445" calcext:value-type="float">
            <text:p>69.4354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.559388" calcext:value-type="float">
            <text:p>46.5593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.606243" calcext:value-type="float">
            <text:p>48.6062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.84154" calcext:value-type="float">
            <text:p>39.841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.784519" calcext:value-type="float">
            <text:p>60.7845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.238538" calcext:value-type="float">
            <text:p>51.2385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.764466" calcext:value-type="float">
            <text:p>45.764466</text:p>
          </table:table-cell>
        </table:table-row>
      </table:table>
      <table:table table:name="1_19" table:style-name="ta1">
        <table:table-column table:style-name="co1" table:number-columns-repeated="2" table:default-cell-style-name="ce36"/>
        <table:table-row table:style-name="ro1"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.33368" calcext:value-type="float">
            <text:p>33.333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.20439" calcext:value-type="float">
            <text:p>53.204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.1278" calcext:value-type="float">
            <text:p>41.12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.06087" calcext:value-type="float">
            <text:p>66.060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.93987" calcext:value-type="float">
            <text:p>52.939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.29214" calcext:value-type="float">
            <text:p>54.292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.94709" calcext:value-type="float">
            <text:p>80.947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5213" calcext:value-type="float">
            <text:p>77.452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.02867" calcext:value-type="float">
            <text:p>56.028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.76464" calcext:value-type="float">
            <text:p>63.764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.06062" calcext:value-type="float">
            <text:p>56.060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.21595" calcext:value-type="float">
            <text:p>60.215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3.75192" calcext:value-type="float">
            <text:p>73.751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.68001" calcext:value-type="float">
            <text:p>74.680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.29702" calcext:value-type="float">
            <text:p>66.297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3.08968" calcext:value-type="float">
            <text:p>83.089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.83709" calcext:value-type="float">
            <text:p>60.837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.87855" calcext:value-type="float">
            <text:p>59.878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92803" calcext:value-type="float">
            <text:p>55.928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.61766" calcext:value-type="float">
            <text:p>70.617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7.23534" calcext:value-type="float">
            <text:p>67.235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2.74168" calcext:value-type="float">
            <text:p>62.74168</text:p>
          </table:table-cell>
        </table:table-row>
      </table:table>
      <table:table table:name="1_20" table:style-name="ta1">
        <table:table-column table:style-name="co1" table:default-cell-style-name="Default"/>
        <table:table-column table:style-name="co1" table:default-cell-style-name="ce38"/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37" office:value-type="float" office:value="9083763" calcext:value-type="float">
            <text:p>908376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531370" calcext:value-type="float">
            <text:p><text:s/>9,531,370 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894951" calcext:value-type="float">
            <text:p><text:s/>9,894,951 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39" office:value-type="float" office:value="10498289" calcext:value-type="float">
            <text:p><text:s/>10,498,289 </text:p>
          </table:table-cell>
        </table:table-row>
      </table:table>
      <table:table table:name="1_21" table:style-name="ta1">
        <table:table-column table:style-name="co1" table:default-cell-style-name="Default"/>
        <table:table-column table:style-name="co1" table:default-cell-style-name="ce38"/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37" office:value-type="float" office:value="5577471" calcext:value-type="float">
            <text:p>557747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235064" calcext:value-type="float">
            <text:p><text:s/>6,235,064 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990436" calcext:value-type="float">
            <text:p><text:s/>5,990,436 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39" office:value-type="float" office:value="6316005" calcext:value-type="float">
            <text:p><text:s/>6,316,005 </text:p>
          </table:table-cell>
        </table:table-row>
      </table:table>
      <table:table table:name="1_22" table:style-name="ta1">
        <table:table-column table:style-name="co1" table:default-cell-style-name="Default"/>
        <table:table-column table:style-name="co1" table:default-cell-style-name="ce38"/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37" office:value-type="float" office:value="5347334" calcext:value-type="float">
            <text:p>534733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055826" calcext:value-type="float">
            <text:p><text:s/>6,055,826 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811193" calcext:value-type="float">
            <text:p><text:s/>5,811,193 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39" office:value-type="float" office:value="6131995" calcext:value-type="float">
            <text:p><text:s/>6,131,995 </text:p>
          </table:table-cell>
        </table:table-row>
      </table:table>
      <table:table table:name="1_23" table:style-name="ta1">
        <table:table-column table:style-name="co1" table:default-cell-style-name="ce40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Urbano Metropolitano</text:p>
          </table:table-cell>
          <table:table-cell office:value-type="float" office:value="65.5012801108682" calcext:value-type="float">
            <text:p>65.5012801109</text:p>
          </table:table-cell>
          <table:table-cell/>
        </table:table-row>
        <table:table-row table:style-name="ro1">
          <table:table-cell office:value-type="string" calcext:value-type="string">
            <text:p>Resto Urbano</text:p>
          </table:table-cell>
          <table:table-cell office:value-type="float" office:value="60.142630226888" calcext:value-type="float">
            <text:p>60.1426302269</text:p>
          </table:table-cell>
          <table:table-cell/>
        </table:table-row>
        <table:table-row table:style-name="ro1">
          <table:table-cell office:value-type="string" calcext:value-type="string">
            <text:p>Rural nacional</text:p>
          </table:table-cell>
          <table:table-cell office:value-type="float" office:value="57.9526714688177" calcext:value-type="float">
            <text:p>57.9526714688</text:p>
          </table:table-cell>
          <table:table-cell/>
        </table:table-row>
      </table:table>
      <table:table table:name="1_24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bre</text:p>
          </table:table-cell>
          <table:table-cell office:value-type="float" office:value="82.7191563606838" calcext:value-type="float">
            <text:p>82.7191563607</text:p>
          </table:table-cell>
        </table:table-row>
        <table:table-row table:style-name="ro1">
          <table:table-cell office:value-type="string" calcext:value-type="string">
            <text:p>Mujer</text:p>
          </table:table-cell>
          <table:table-cell office:value-type="float" office:value="39.9163859801015" calcext:value-type="float">
            <text:p>39.91638598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3" number:min-integer-digits="1"/>
    </number:number-style>
    <number:number-style style:name="N128P0" style:volatile="true">
      <number:text> </number:text>
      <loext:fill-character> </loext:fill-character>
      <number:number number:decimal-places="1" number:min-integer-digits="1" number:grouping="true"/>
      <number:text> </number:text>
    </number:number-style>
    <number:number-style style:name="N128P1" style:volatile="true">
      <number:text> </number:text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28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number number:decimal-places="1" number:min-integer-digits="1" number:grouping="true"/>
    </number:number-style>
    <number:number-style style:name="N130">
      <number:number number:decimal-places="1" number:min-integer-digits="1"/>
    </number:number-style>
    <number:number-style style:name="N131">
      <number:text>Q</number:text>
      <number:number number:decimal-places="2" number:min-integer-digits="1" number:grouping="true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number number:decimal-places="0" number:min-integer-digits="1" number:grouping="true"/>
      <style:map style:condition="value()&gt;=0" style:apply-style-name="N132P0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16:32:49.958968593</meta:creation-date>
    <dc:date>2016-03-02T18:20:46.725797060</dc:date>
    <meta:editing-duration>PT1H43M24S</meta:editing-duration>
    <meta:editing-cycles>32</meta:editing-cycles>
    <meta:generator>LibreOffice/4.2.8.2$Linux_X86_64 LibreOffice_project/420m0$Build-2</meta:generator>
    <meta:document-statistic meta:table-count="24" meta:cell-count="740" meta:object-count="0"/>
  </office:meta>
</office:document-meta>
</file>